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713b0"/>
    </style:style>
    <style:style style:name="P2" style:family="paragraph" style:parent-style-name="Standard">
      <style:text-properties officeooo:paragraph-rsid="00089bce"/>
    </style:style>
    <style:style style:name="P3" style:family="paragraph" style:parent-style-name="Standard">
      <style:text-properties officeooo:paragraph-rsid="0008eb8c"/>
    </style:style>
    <style:style style:name="P4" style:family="paragraph" style:parent-style-name="Standard">
      <style:text-properties fo:font-size="12pt" style:text-underline-style="none" officeooo:paragraph-rsid="000d93a1" style:font-size-asian="10.5pt" style:font-size-complex="12pt"/>
    </style:style>
    <style:style style:name="P5" style:family="paragraph" style:parent-style-name="Standard">
      <style:text-properties fo:font-size="12pt" style:text-underline-style="none" officeooo:rsid="000d93a1" officeooo:paragraph-rsid="000d93a1" style:font-size-asian="10.5pt" style:font-size-complex="12pt"/>
    </style:style>
    <style:style style:name="P6" style:family="paragraph" style:parent-style-name="Standard">
      <style:text-properties fo:font-size="12pt" style:text-underline-style="none" officeooo:rsid="0011bb32" officeooo:paragraph-rsid="0011bb32" style:font-size-asian="10.5pt" style:font-size-complex="12pt"/>
    </style:style>
    <style:style style:name="P7" style:family="paragraph" style:parent-style-name="Standard">
      <style:text-properties fo:font-size="12pt" fo:font-style="italic" style:text-underline-style="none" officeooo:rsid="0011bb32" officeooo:paragraph-rsid="0011bb32" style:font-size-asian="10.5pt" style:font-style-asian="italic" style:font-size-complex="12pt" style:font-style-complex="italic"/>
    </style:style>
    <style:style style:name="P8" style:family="paragraph" style:parent-style-name="Standard">
      <style:text-properties officeooo:rsid="000713b0" officeooo:paragraph-rsid="000713b0"/>
    </style:style>
    <style:style style:name="P9" style:family="paragraph" style:parent-style-name="Standard">
      <style:text-properties officeooo:rsid="000713b0" officeooo:paragraph-rsid="000eaba2"/>
    </style:style>
    <style:style style:name="P10" style:family="paragraph" style:parent-style-name="Standard">
      <style:text-properties officeooo:rsid="000713b0" officeooo:paragraph-rsid="002acf45"/>
    </style:style>
    <style:style style:name="P11" style:family="paragraph" style:parent-style-name="Standard">
      <style:text-properties style:text-underline-style="none" officeooo:rsid="00089bce" officeooo:paragraph-rsid="00089bce"/>
    </style:style>
    <style:style style:name="P12" style:family="paragraph" style:parent-style-name="Standard">
      <style:text-properties style:text-underline-style="none" officeooo:rsid="000713b0" officeooo:paragraph-rsid="000713b0"/>
    </style:style>
    <style:style style:name="P13" style:family="paragraph" style:parent-style-name="Standard">
      <style:text-properties officeooo:rsid="000d93a1" officeooo:paragraph-rsid="000713b0"/>
    </style:style>
    <style:style style:name="P14" style:family="paragraph" style:parent-style-name="Standard">
      <style:text-properties officeooo:rsid="000bcc57" officeooo:paragraph-rsid="000bcc57"/>
    </style:style>
    <style:style style:name="P15" style:family="paragraph" style:parent-style-name="Standard">
      <style:text-properties officeooo:rsid="000eaba2" officeooo:paragraph-rsid="000eaba2"/>
    </style:style>
    <style:style style:name="P16" style:family="paragraph" style:parent-style-name="Standard">
      <style:text-properties style:text-underline-style="solid" style:text-underline-width="auto" style:text-underline-color="font-color" officeooo:rsid="000713b0" officeooo:paragraph-rsid="000713b0"/>
    </style:style>
    <style:style style:name="P17" style:family="paragraph" style:parent-style-name="Standard">
      <style:text-properties officeooo:rsid="00089bce" officeooo:paragraph-rsid="00089bce"/>
    </style:style>
    <style:style style:name="P18" style:family="paragraph" style:parent-style-name="Standard">
      <style:text-properties officeooo:rsid="00089bce" officeooo:paragraph-rsid="002acf45"/>
    </style:style>
    <style:style style:name="P19" style:family="paragraph" style:parent-style-name="Standard">
      <style:text-properties officeooo:rsid="0008eb8c" officeooo:paragraph-rsid="0008eb8c"/>
    </style:style>
    <style:style style:name="P20" style:family="paragraph" style:parent-style-name="Standard">
      <style:text-properties officeooo:rsid="0018d288" officeooo:paragraph-rsid="0018d288"/>
    </style:style>
    <style:style style:name="P21" style:family="paragraph" style:parent-style-name="Standard">
      <style:text-properties officeooo:rsid="0015be13" officeooo:paragraph-rsid="0015be13"/>
    </style:style>
    <style:style style:name="P22" style:family="paragraph" style:parent-style-name="Standard">
      <style:text-properties officeooo:rsid="00147b5f" officeooo:paragraph-rsid="000713b0"/>
    </style:style>
    <style:style style:name="P23" style:family="paragraph" style:parent-style-name="Standard">
      <style:text-properties officeooo:paragraph-rsid="002acf45"/>
    </style:style>
    <style:style style:name="P24" style:family="paragraph" style:parent-style-name="Standard">
      <style:text-properties style:text-underline-style="solid" style:text-underline-width="auto" style:text-underline-color="font-color" officeooo:rsid="002acf45" officeooo:paragraph-rsid="002acf45"/>
    </style:style>
    <style:style style:name="P25" style:family="paragraph" style:parent-style-name="Standard">
      <style:text-properties style:text-underline-style="solid" style:text-underline-width="auto" style:text-underline-color="font-color" officeooo:rsid="00089bce" officeooo:paragraph-rsid="003d6b9b"/>
    </style:style>
    <style:style style:name="P26" style:family="paragraph" style:parent-style-name="Standard">
      <style:text-properties officeooo:rsid="00089bce" officeooo:paragraph-rsid="0031c87d"/>
    </style:style>
    <style:style style:name="P27" style:family="paragraph" style:parent-style-name="Standard">
      <style:text-properties officeooo:rsid="00089bce" officeooo:paragraph-rsid="003d6b9b"/>
    </style:style>
    <style:style style:name="P28" style:family="paragraph" style:parent-style-name="Standard" style:list-style-name="L4">
      <style:text-properties officeooo:rsid="00089bce" officeooo:paragraph-rsid="003d6b9b"/>
    </style:style>
    <style:style style:name="P29" style:family="paragraph" style:parent-style-name="Standard" style:list-style-name="L5">
      <style:text-properties officeooo:rsid="00089bce" officeooo:paragraph-rsid="003d6b9b"/>
    </style:style>
    <style:style style:name="P30" style:family="paragraph" style:parent-style-name="Standard">
      <style:text-properties fo:font-size="12pt" style:text-underline-style="none" officeooo:rsid="0011bb32" officeooo:paragraph-rsid="0011bb32" style:font-size-asian="10.5pt" style:font-size-complex="12pt"/>
    </style:style>
    <style:style style:name="P31" style:family="paragraph" style:parent-style-name="Standard">
      <style:text-properties fo:font-size="12pt" style:text-underline-style="none" officeooo:rsid="0011bb32" officeooo:paragraph-rsid="0031c87d" style:font-size-asian="10.5pt" style:font-size-complex="12pt"/>
    </style:style>
    <style:style style:name="P32" style:family="paragraph" style:parent-style-name="Standard">
      <style:text-properties fo:font-size="12pt" style:text-underline-style="none" officeooo:rsid="0011bb32" officeooo:paragraph-rsid="004110f9" style:font-size-asian="10.5pt" style:font-size-complex="12pt"/>
    </style:style>
    <style:style style:name="P33" style:family="paragraph" style:parent-style-name="Standard">
      <style:text-properties fo:font-size="12pt" style:text-underline-style="none" officeooo:rsid="000713b0" officeooo:paragraph-rsid="002c55da" style:font-size-asian="10.5pt" style:font-size-complex="12pt"/>
    </style:style>
    <style:style style:name="P34" style:family="paragraph" style:parent-style-name="Standard">
      <style:text-properties fo:font-size="12pt" style:text-underline-style="none" fo:font-weight="normal" officeooo:rsid="000713b0" officeooo:paragraph-rsid="003f52be"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paragraph-rsid="003f52be" style:font-size-asian="10.5pt" style:font-weight-asian="normal" style:font-size-complex="12pt" style:font-weight-complex="normal"/>
    </style:style>
    <style:style style:name="P36" style:family="paragraph" style:parent-style-name="Standard" style:list-style-name="L10">
      <style:text-properties fo:font-size="12pt" officeooo:rsid="001a66e0" officeooo:paragraph-rsid="0040162e" style:font-size-asian="12pt" style:font-size-complex="12pt"/>
    </style:style>
    <style:style style:name="P37" style:family="paragraph" style:parent-style-name="Standard">
      <style:text-properties fo:font-size="12pt" officeooo:rsid="001a66e0" officeooo:paragraph-rsid="0040162e" style:font-size-asian="12pt" style:font-size-complex="12pt"/>
    </style:style>
    <style:style style:name="P38" style:family="paragraph" style:parent-style-name="Standard" style:list-style-name="L19">
      <style:text-properties fo:font-size="12pt" officeooo:rsid="001a66e0" officeooo:paragraph-rsid="0040162e" style:font-size-asian="12pt" style:font-size-complex="12pt"/>
    </style:style>
    <style:style style:name="P39" style:family="paragraph" style:parent-style-name="Standard">
      <style:text-properties fo:font-size="12pt" officeooo:rsid="001b6159" officeooo:paragraph-rsid="0040162e" style:font-size-asian="12pt" style:font-size-complex="12pt"/>
    </style:style>
    <style:style style:name="P40" style:family="paragraph" style:parent-style-name="Standard" style:list-style-name="L24">
      <style:text-properties fo:font-size="12pt" officeooo:rsid="001d5a83" officeooo:paragraph-rsid="0040162e" style:font-size-asian="12pt" style:font-size-complex="12pt"/>
    </style:style>
    <style:style style:name="P41" style:family="paragraph" style:parent-style-name="Standard" style:list-style-name="L25">
      <style:text-properties fo:font-size="12pt" officeooo:rsid="001d5a83" officeooo:paragraph-rsid="0040162e" style:font-size-asian="12pt" style:font-size-complex="12pt"/>
    </style:style>
    <style:style style:name="P42" style:family="paragraph" style:parent-style-name="Standard">
      <style:text-properties fo:font-size="12pt" officeooo:rsid="001d5a83" officeooo:paragraph-rsid="0040162e" style:font-size-asian="12pt" style:font-size-complex="12pt"/>
    </style:style>
    <style:style style:name="P43" style:family="paragraph" style:parent-style-name="Standard">
      <style:text-properties style:text-underline-style="none" officeooo:rsid="000713b0" officeooo:paragraph-rsid="00089bce"/>
    </style:style>
    <style:style style:name="P44" style:family="paragraph" style:parent-style-name="Standard">
      <style:text-properties style:text-underline-style="none" officeooo:rsid="000713b0" officeooo:paragraph-rsid="002acf45"/>
    </style:style>
    <style:style style:name="P45" style:family="paragraph" style:parent-style-name="Standard" style:list-style-name="L6">
      <style:text-properties style:text-underline-style="none" officeooo:rsid="00089bce" officeooo:paragraph-rsid="003d6b9b"/>
    </style:style>
    <style:style style:name="P46" style:family="paragraph" style:parent-style-name="Standard" style:list-style-name="L7">
      <style:text-properties style:text-underline-style="none" officeooo:rsid="00089bce" officeooo:paragraph-rsid="003d6b9b"/>
    </style:style>
    <style:style style:name="P47" style:family="paragraph" style:parent-style-name="Standard" style:list-style-name="L8">
      <style:text-properties style:text-underline-style="none" officeooo:rsid="00089bce" officeooo:paragraph-rsid="003d6b9b"/>
    </style:style>
    <style:style style:name="P48" style:family="paragraph" style:parent-style-name="Standard">
      <style:text-properties officeooo:rsid="000713b0" officeooo:paragraph-rsid="000a544d"/>
    </style:style>
    <style:style style:name="P49" style:family="paragraph" style:parent-style-name="Standard">
      <style:text-properties officeooo:rsid="000713b0" officeooo:paragraph-rsid="0015be13"/>
    </style:style>
    <style:style style:name="P50" style:family="paragraph" style:parent-style-name="Standard">
      <style:text-properties officeooo:rsid="000713b0" officeooo:paragraph-rsid="000713b0"/>
    </style:style>
    <style:style style:name="P51" style:family="paragraph" style:parent-style-name="Standard">
      <style:text-properties officeooo:rsid="000713b0" officeooo:paragraph-rsid="002c55da"/>
    </style:style>
    <style:style style:name="P52" style:family="paragraph" style:parent-style-name="Standard">
      <style:text-properties officeooo:rsid="000713b0" officeooo:paragraph-rsid="002e504a"/>
    </style:style>
    <style:style style:name="P53" style:family="paragraph" style:parent-style-name="Standard">
      <style:text-properties officeooo:rsid="000713b0" officeooo:paragraph-rsid="000eaba2"/>
    </style:style>
    <style:style style:name="P54" style:family="paragraph" style:parent-style-name="Standard">
      <style:text-properties officeooo:rsid="000713b0" officeooo:paragraph-rsid="00361880"/>
    </style:style>
    <style:style style:name="P55" style:family="paragraph" style:parent-style-name="Standard">
      <style:text-properties officeooo:rsid="000713b0" officeooo:paragraph-rsid="0031c87d"/>
    </style:style>
    <style:style style:name="P56" style:family="paragraph" style:parent-style-name="Standard">
      <style:text-properties officeooo:rsid="000713b0" officeooo:paragraph-rsid="0040162e"/>
    </style:style>
    <style:style style:name="P57" style:family="paragraph" style:parent-style-name="Standard">
      <style:text-properties officeooo:rsid="000713b0" officeooo:paragraph-rsid="00417de9"/>
    </style:style>
    <style:style style:name="P58" style:family="paragraph" style:parent-style-name="Standard">
      <style:text-properties officeooo:rsid="00195711" officeooo:paragraph-rsid="00195711"/>
    </style:style>
    <style:style style:name="P59" style:family="paragraph" style:parent-style-name="Standard">
      <style:text-properties officeooo:rsid="000bcc57" officeooo:paragraph-rsid="000bcc57"/>
    </style:style>
    <style:style style:name="P60" style:family="paragraph" style:parent-style-name="Standard">
      <style:text-properties officeooo:rsid="000bcc57" officeooo:paragraph-rsid="002fec86"/>
    </style:style>
    <style:style style:name="P61" style:family="paragraph" style:parent-style-name="Standard">
      <style:text-properties officeooo:paragraph-rsid="0031c87d"/>
    </style:style>
    <style:style style:name="P62" style:family="paragraph" style:parent-style-name="Standard">
      <style:text-properties fo:font-size="18pt" style:text-underline-style="solid" style:text-underline-width="auto" style:text-underline-color="font-color" officeooo:rsid="000713b0" officeooo:paragraph-rsid="0015be13" style:font-size-asian="18pt" style:font-size-complex="18pt"/>
    </style:style>
    <style:style style:name="P63" style:family="paragraph" style:parent-style-name="Standard">
      <style:text-properties fo:font-size="18pt" style:text-underline-style="solid" style:text-underline-width="auto" style:text-underline-color="font-color" fo:font-weight="bold" officeooo:paragraph-rsid="00089bce" style:font-size-asian="18pt" style:font-weight-asian="bold" style:font-size-complex="18pt" style:font-weight-complex="bold"/>
    </style:style>
    <style:style style:name="P64" style:family="paragraph" style:parent-style-name="Standard">
      <style:text-properties fo:font-size="18pt" style:text-underline-style="solid" style:text-underline-width="auto" style:text-underline-color="font-color" fo:font-weight="bold" officeooo:paragraph-rsid="0031c87d" style:font-size-asian="18pt" style:font-weight-asian="bold" style:font-size-complex="18pt" style:font-weight-complex="bold"/>
    </style:style>
    <style:style style:name="P65" style:family="paragraph" style:parent-style-name="Standard">
      <style:text-properties fo:font-size="18pt" style:text-underline-style="solid" style:text-underline-width="auto" style:text-underline-color="font-color" fo:font-weight="bold" officeooo:rsid="0011bb32" officeooo:paragraph-rsid="0011bb32" style:font-size-asian="18pt" style:font-weight-asian="bold" style:font-size-complex="18pt" style:font-weight-complex="bold"/>
    </style:style>
    <style:style style:name="P66" style:family="paragraph" style:parent-style-name="Standard">
      <style:text-properties fo:font-size="18pt" style:text-underline-style="solid" style:text-underline-width="auto" style:text-underline-color="font-color" fo:font-weight="bold" officeooo:rsid="000713b0" officeooo:paragraph-rsid="003f52be" style:font-size-asian="18pt" style:font-weight-asian="bold" style:font-size-complex="18pt" style:font-weight-complex="bold"/>
    </style:style>
    <style:style style:name="P67" style:family="paragraph" style:parent-style-name="Standard">
      <style:text-properties fo:font-size="18pt" style:text-underline-style="solid" style:text-underline-width="auto" style:text-underline-color="font-color" fo:font-weight="bold" officeooo:rsid="000713b0" officeooo:paragraph-rsid="0040162e" style:font-size-asian="18pt" style:font-weight-asian="bold" style:font-size-complex="18pt" style:font-weight-complex="bold"/>
    </style:style>
    <style:style style:name="P68" style:family="paragraph" style:parent-style-name="Standard">
      <style:text-properties fo:font-size="18pt" style:text-underline-style="solid" style:text-underline-width="auto" style:text-underline-color="font-color" fo:font-weight="bold" officeooo:paragraph-rsid="003f52be" style:font-size-asian="18pt" style:font-weight-asian="bold" style:font-size-complex="18pt" style:font-weight-complex="bold"/>
    </style:style>
    <style:style style:name="P69" style:family="paragraph" style:parent-style-name="Standard">
      <style:paragraph-properties fo:text-align="center" style:justify-single-word="false"/>
      <style:text-properties fo:font-size="18pt" officeooo:rsid="000713b0" officeooo:paragraph-rsid="002c55da" style:font-size-asian="18pt" style:font-size-complex="18pt"/>
    </style:style>
    <style:style style:name="P70" style:family="paragraph" style:parent-style-name="Standard">
      <style:text-properties fo:font-size="18pt" fo:font-weight="bold" officeooo:paragraph-rsid="000bcc57" style:font-size-asian="18pt" style:font-weight-asian="bold" style:font-size-complex="18pt" style:font-weight-complex="bold"/>
    </style:style>
    <style:style style:name="P71" style:family="paragraph" style:parent-style-name="Standard">
      <style:text-properties fo:font-size="18pt" fo:font-weight="bold" officeooo:paragraph-rsid="000d93a1" style:font-size-asian="18pt" style:font-weight-asian="bold" style:font-size-complex="18pt" style:font-weight-complex="bold"/>
    </style:style>
    <style:style style:name="P72" style:family="paragraph" style:parent-style-name="Standard">
      <style:text-properties fo:font-size="14pt" style:text-underline-style="solid" style:text-underline-width="auto" style:text-underline-color="font-color" officeooo:paragraph-rsid="0031c87d" style:font-size-asian="14pt" style:font-size-complex="14pt"/>
    </style:style>
    <style:style style:name="P73" style:family="paragraph" style:parent-style-name="Standard">
      <style:text-properties fo:font-size="14pt" fo:font-style="italic" style:text-underline-style="solid" style:text-underline-width="auto" style:text-underline-color="font-color" officeooo:paragraph-rsid="0031c87d" style:font-size-asian="14pt" style:font-style-asian="italic" style:font-size-complex="14pt" style:font-style-complex="italic"/>
    </style:style>
    <style:style style:name="P74" style:family="paragraph" style:parent-style-name="Standard">
      <style:text-properties fo:font-size="14pt" fo:font-style="italic" style:text-underline-style="solid" style:text-underline-width="auto" style:text-underline-color="font-color" officeooo:rsid="0011bb32" officeooo:paragraph-rsid="00410cc2" style:font-size-asian="14pt" style:font-style-asian="italic" style:font-size-complex="14pt" style:font-style-complex="italic"/>
    </style:style>
    <style:style style:name="P75" style:family="paragraph" style:parent-style-name="Standard">
      <style:text-properties fo:font-size="11pt" fo:font-style="italic" officeooo:rsid="000713b0" officeooo:paragraph-rsid="002c55da" style:font-size-asian="11pt" style:font-style-asian="italic" style:font-size-complex="11pt" style:font-style-complex="italic"/>
    </style:style>
    <style:style style:name="P76" style:family="paragraph" style:parent-style-name="Standard">
      <style:text-properties fo:font-size="11pt" fo:font-style="italic" officeooo:rsid="000713b0" officeooo:paragraph-rsid="00361880" style:font-size-asian="11pt" style:font-style-asian="italic" style:font-size-complex="11pt" style:font-style-complex="italic"/>
    </style:style>
    <style:style style:name="P77" style:family="paragraph" style:parent-style-name="Standard">
      <style:text-properties fo:font-size="11pt" fo:font-style="italic" officeooo:rsid="000713b0" officeooo:paragraph-rsid="0040162e" style:font-size-asian="11pt" style:font-style-asian="italic" style:font-size-complex="11pt" style:font-style-complex="italic"/>
    </style:style>
    <style:style style:name="P78" style:family="paragraph" style:parent-style-name="Standard">
      <style:paragraph-properties fo:text-align="center" style:justify-single-word="false"/>
      <style:text-properties fo:font-size="24pt" style:text-underline-style="solid" style:text-underline-width="auto" style:text-underline-color="font-color" officeooo:rsid="000713b0" officeooo:paragraph-rsid="002c55da" style:font-size-asian="24pt" style:font-size-complex="24pt"/>
    </style:style>
    <style:style style:name="P79"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713b0" officeooo:paragraph-rsid="000713b0" style:font-size-asian="28pt" style:font-weight-asian="bold" style:font-size-complex="28pt" style:font-weight-complex="bold"/>
    </style:style>
    <style:style style:name="P80" style:family="paragraph" style:parent-style-name="Standard">
      <style:text-properties officeooo:paragraph-rsid="003ba65e"/>
    </style:style>
    <style:style style:name="P81" style:family="paragraph" style:parent-style-name="Standard" style:list-style-name="L1">
      <style:text-properties officeooo:paragraph-rsid="003ba65e"/>
    </style:style>
    <style:style style:name="P82" style:family="paragraph" style:parent-style-name="Standard" style:list-style-name="L2">
      <style:text-properties officeooo:paragraph-rsid="003ba65e"/>
    </style:style>
    <style:style style:name="P83" style:family="paragraph" style:parent-style-name="Standard" style:list-style-name="L2">
      <style:text-properties officeooo:paragraph-rsid="003d6b9b"/>
    </style:style>
    <style:style style:name="P84" style:family="paragraph" style:parent-style-name="Standard" style:list-style-name="L3">
      <style:text-properties officeooo:paragraph-rsid="003d6b9b"/>
    </style:style>
    <style:style style:name="P85" style:family="paragraph" style:parent-style-name="Standard">
      <style:text-properties style:font-name="Liberation Serif" fo:font-size="12pt" officeooo:paragraph-rsid="0031c87d" style:font-size-asian="12pt" style:font-size-complex="12pt"/>
    </style:style>
    <style:style style:name="P86" style:family="paragraph" style:parent-style-name="Standard">
      <style:text-properties officeooo:rsid="001a66e0" officeooo:paragraph-rsid="0040162e"/>
    </style:style>
    <style:style style:name="P87" style:family="paragraph" style:parent-style-name="Standard">
      <style:paragraph-properties fo:break-before="page"/>
      <style:text-properties officeooo:rsid="000713b0" officeooo:paragraph-rsid="000713b0"/>
    </style:style>
    <style:style style:name="P88" style:family="paragraph" style:parent-style-name="Text_20_body" style:list-style-name="L27">
      <style:text-properties fo:font-size="12pt" style:text-underline-style="none" fo:font-weight="normal" officeooo:rsid="001f1f01" officeooo:paragraph-rsid="0040162e" style:font-size-asian="12pt" style:font-weight-asian="normal" style:font-size-complex="12pt" style:font-weight-complex="normal"/>
    </style:style>
    <style:style style:name="P89" style:family="paragraph" style:parent-style-name="Text_20_body" style:list-style-name="L21">
      <style:text-properties fo:font-size="12pt" style:text-underline-style="solid" style:text-underline-width="auto" style:text-underline-color="font-color" officeooo:rsid="001d5a83" officeooo:paragraph-rsid="0040162e" style:font-size-asian="12pt" style:font-size-complex="12pt"/>
    </style:style>
    <style:style style:name="P90" style:family="paragraph" style:parent-style-name="Text_20_body" style:list-style-name="L27">
      <style:text-properties fo:font-size="12pt" style:text-underline-style="solid" style:text-underline-width="auto" style:text-underline-color="font-color" officeooo:rsid="001f1f01" officeooo:paragraph-rsid="0040162e" style:font-size-asian="12pt" style:font-size-complex="12pt"/>
    </style:style>
    <style:style style:name="P91" style:family="paragraph" style:parent-style-name="Text_20_body" style:list-style-name="L20">
      <style:text-properties fo:font-size="12pt" officeooo:rsid="001b6159" officeooo:paragraph-rsid="0040162e" style:font-size-asian="12pt" style:font-size-complex="12pt"/>
    </style:style>
    <style:style style:name="P92" style:family="paragraph" style:parent-style-name="Text_20_body">
      <style:text-properties fo:font-size="12pt" officeooo:rsid="001b6159" officeooo:paragraph-rsid="0040162e" style:font-size-asian="12pt" style:font-size-complex="12pt"/>
    </style:style>
    <style:style style:name="P93" style:family="paragraph" style:parent-style-name="Text_20_body" style:list-style-name="L21">
      <style:text-properties fo:font-size="12pt" officeooo:rsid="001d5a83" officeooo:paragraph-rsid="0040162e" style:font-size-asian="12pt" style:font-size-complex="12pt"/>
    </style:style>
    <style:style style:name="P94" style:family="paragraph" style:parent-style-name="Text_20_body" style:list-style-name="L22">
      <style:text-properties fo:font-size="12pt" officeooo:rsid="001d5a83" officeooo:paragraph-rsid="0040162e" style:font-size-asian="12pt" style:font-size-complex="12pt"/>
    </style:style>
    <style:style style:name="P95" style:family="paragraph" style:parent-style-name="Text_20_body" style:list-style-name="L23">
      <style:text-properties fo:font-size="12pt" officeooo:rsid="001d5a83" officeooo:paragraph-rsid="0040162e" style:font-size-asian="12pt" style:font-size-complex="12pt"/>
    </style:style>
    <style:style style:name="P96" style:family="paragraph" style:parent-style-name="Text_20_body" style:list-style-name="L26">
      <style:text-properties fo:font-size="12pt" officeooo:rsid="001f1f01" officeooo:paragraph-rsid="0040162e" style:font-size-asian="12pt" style:font-size-complex="12pt"/>
    </style:style>
    <style:style style:name="P97" style:family="paragraph" style:parent-style-name="Text_20_body" style:list-style-name="L27">
      <style:text-properties fo:font-size="12pt" officeooo:rsid="001f1f01" officeooo:paragraph-rsid="0040162e" style:font-size-asian="12pt" style:font-size-complex="12pt"/>
    </style:style>
    <style:style style:name="P98" style:family="paragraph" style:parent-style-name="Preformatted_20_Text">
      <style:text-properties style:font-name="Liberation Serif" fo:font-size="12pt" officeooo:paragraph-rsid="0031c87d" style:font-size-asian="12pt" style:font-size-complex="12pt"/>
    </style:style>
    <style:style style:name="P99" style:family="paragraph" style:parent-style-name="Heading_20_2">
      <style:text-properties fo:font-size="12pt" style:text-underline-style="solid" style:text-underline-width="auto" style:text-underline-color="font-color" fo:font-weight="normal" officeooo:rsid="001a66e0" officeooo:paragraph-rsid="0040162e" style:font-size-asian="12pt" style:font-weight-asian="normal" style:font-size-complex="12pt" style:font-weight-complex="normal"/>
    </style:style>
    <style:style style:name="P100" style:family="paragraph" style:parent-style-name="Heading_20_2">
      <style:text-properties fo:font-size="12pt" style:text-underline-style="solid" style:text-underline-width="auto" style:text-underline-color="font-color" fo:font-weight="normal" officeooo:rsid="001b6159" officeooo:paragraph-rsid="0040162e" style:font-size-asian="12pt" style:font-weight-asian="normal" style:font-size-complex="12pt" style:font-weight-complex="normal"/>
    </style:style>
    <style:style style:name="P101" style:family="paragraph" style:parent-style-name="Heading_20_2">
      <style:text-properties fo:font-size="12pt" style:text-underline-style="solid" style:text-underline-width="auto" style:text-underline-color="font-color" fo:font-weight="normal" officeooo:rsid="001c4936" officeooo:paragraph-rsid="0040162e" style:font-size-asian="12pt" style:font-weight-asian="normal" style:font-size-complex="12pt" style:font-weight-complex="normal"/>
    </style:style>
    <style:style style:name="P102" style:family="paragraph" style:parent-style-name="Heading_20_2">
      <style:text-properties fo:font-size="12pt" style:text-underline-style="solid" style:text-underline-width="auto" style:text-underline-color="font-color" fo:font-weight="normal" officeooo:rsid="001d5a83" officeooo:paragraph-rsid="0040162e" style:font-size-asian="12pt" style:font-weight-asian="normal" style:font-size-complex="12pt" style:font-weight-complex="normal"/>
    </style:style>
    <style:style style:name="P103" style:family="paragraph" style:parent-style-name="Heading_20_3">
      <style:text-properties fo:font-size="12pt" officeooo:paragraph-rsid="0040162e" style:font-size-asian="12pt" style:font-size-complex="12pt"/>
    </style:style>
    <style:style style:name="P104" style:family="paragraph" style:parent-style-name="Heading_20_3">
      <style:text-properties fo:font-size="12pt" officeooo:rsid="001d5a83" officeooo:paragraph-rsid="0040162e" style:font-size-asian="12pt" style:font-size-complex="12pt"/>
    </style:style>
    <style:style style:name="T1" style:family="text">
      <style:text-properties officeooo:rsid="000713b0"/>
    </style:style>
    <style:style style:name="T2" style:family="text">
      <style:text-properties officeooo:rsid="00089bce"/>
    </style:style>
    <style:style style:name="T3" style:family="text">
      <style:text-properties officeooo:rsid="0008eb8c"/>
    </style:style>
    <style:style style:name="T4" style:family="text">
      <style:text-properties officeooo:rsid="000d93a1"/>
    </style:style>
    <style:style style:name="T5" style:family="text">
      <style:text-properties officeooo:rsid="00108ec5"/>
    </style:style>
    <style:style style:name="T6" style:family="text">
      <style:text-properties officeooo:rsid="00147b5f"/>
    </style:style>
    <style:style style:name="T7" style:family="text">
      <style:text-properties officeooo:rsid="0015be13"/>
    </style:style>
    <style:style style:name="T8" style:family="text">
      <style:text-properties officeooo:rsid="001796eb"/>
    </style:style>
    <style:style style:name="T9" style:family="text">
      <style:text-properties officeooo:rsid="0018d288"/>
    </style:style>
    <style:style style:name="T10" style:family="text">
      <style:text-properties officeooo:rsid="00195711"/>
    </style:style>
    <style:style style:name="T11" style:family="text">
      <style:text-properties officeooo:rsid="0027ea75"/>
    </style:style>
    <style:style style:name="T12" style:family="text">
      <style:text-properties officeooo:rsid="002acf45"/>
    </style:style>
    <style:style style:name="T13" style:family="text">
      <style:text-properties officeooo:rsid="001c626d"/>
    </style:style>
    <style:style style:name="T14" style:family="text">
      <style:text-properties officeooo:rsid="00182ede"/>
    </style:style>
    <style:style style:name="T15" style:family="text">
      <style:text-properties officeooo:rsid="001abc8f"/>
    </style:style>
    <style:style style:name="T16" style:family="text">
      <style:text-properties officeooo:rsid="0019ae77"/>
    </style:style>
    <style:style style:name="T17" style:family="text">
      <style:text-properties officeooo:rsid="00190a2e"/>
    </style:style>
    <style:style style:name="T18" style:family="text">
      <style:text-properties officeooo:rsid="001cfc8f"/>
    </style:style>
    <style:style style:name="T19" style:family="text">
      <style:text-properties officeooo:rsid="001e43a5"/>
    </style:style>
    <style:style style:name="T20" style:family="text">
      <style:text-properties officeooo:rsid="001e4bf8"/>
    </style:style>
    <style:style style:name="T21" style:family="text">
      <style:text-properties officeooo:rsid="002c55da"/>
    </style:style>
    <style:style style:name="T22" style:family="text">
      <style:text-properties officeooo:rsid="002e504a"/>
    </style:style>
    <style:style style:name="T23" style:family="text">
      <style:text-properties officeooo:rsid="002fec86"/>
    </style:style>
    <style:style style:name="T24" style:family="text">
      <style:text-properties officeooo:rsid="0031c87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08ec5"/>
    </style:style>
    <style:style style:name="T27" style:family="text">
      <style:text-properties style:text-underline-style="solid" style:text-underline-width="auto" style:text-underline-color="font-color" officeooo:rsid="000bcc57"/>
    </style:style>
    <style:style style:name="T28" style:family="text">
      <style:text-properties style:text-underline-style="solid" style:text-underline-width="auto" style:text-underline-color="font-color" officeooo:rsid="002c55da"/>
    </style:style>
    <style:style style:name="T29" style:family="text">
      <style:text-properties style:text-underline-style="solid" style:text-underline-width="auto" style:text-underline-color="font-color" officeooo:rsid="002e504a"/>
    </style:style>
    <style:style style:name="T30" style:family="text">
      <style:text-properties style:text-underline-style="solid" style:text-underline-width="auto" style:text-underline-color="font-color" officeooo:rsid="003d6b9b"/>
    </style:style>
    <style:style style:name="T31" style:family="text">
      <style:text-properties officeooo:rsid="0032e5bf"/>
    </style:style>
    <style:style style:name="T32" style:family="text">
      <style:text-properties fo:font-size="11pt" fo:font-style="italic" officeooo:rsid="0031c87d" style:font-size-asian="11pt" style:font-style-asian="italic" style:font-size-complex="11pt" style:font-style-complex="italic"/>
    </style:style>
    <style:style style:name="T33" style:family="text">
      <style:text-properties fo:font-size="11pt" fo:font-style="italic" officeooo:rsid="00361880" style:font-size-asian="11pt" style:font-style-asian="italic" style:font-size-complex="11pt" style:font-style-complex="italic"/>
    </style:style>
    <style:style style:name="T34" style:family="text">
      <style:text-properties fo:font-size="11pt" fo:font-style="italic" officeooo:rsid="0040162e" style:font-size-asian="11pt" style:font-style-asian="italic" style:font-size-complex="11pt" style:font-style-complex="italic"/>
    </style:style>
    <style:style style:name="T35" style:family="text">
      <style:text-properties officeooo:rsid="00361880"/>
    </style:style>
    <style:style style:name="T36" style:family="text">
      <style:text-properties officeooo:rsid="0037a651"/>
    </style:style>
    <style:style style:name="T37" style:family="text">
      <style:text-properties officeooo:rsid="003967fd"/>
    </style:style>
    <style:style style:name="T38" style:family="text">
      <style:text-properties officeooo:rsid="0039b6d3"/>
    </style:style>
    <style:style style:name="T39" style:family="text">
      <style:text-properties officeooo:rsid="003ba65e"/>
    </style:style>
    <style:style style:name="T40" style:family="text">
      <style:text-properties officeooo:rsid="003d6b9b"/>
    </style:style>
    <style:style style:name="T41" style:family="text">
      <style:text-properties officeooo:rsid="003f52be"/>
    </style:style>
    <style:style style:name="T42" style:family="text">
      <style:text-properties officeooo:rsid="0040162e"/>
    </style:style>
    <style:style style:name="T43" style:family="text">
      <style:text-properties officeooo:rsid="001c4936"/>
    </style:style>
    <style:style style:name="T44" style:family="text">
      <style:text-properties officeooo:rsid="001b6159"/>
    </style:style>
    <style:style style:name="T45" style:family="text">
      <style:text-properties officeooo:rsid="001d5a83"/>
    </style:style>
    <style:style style:name="T46" style:family="text">
      <style:text-properties officeooo:rsid="001f1f01"/>
    </style:style>
    <style:style style:name="T47" style:family="text">
      <style:text-properties officeooo:rsid="00410cc2"/>
    </style:style>
    <style:style style:name="T48" style:family="text">
      <style:text-properties officeooo:rsid="004110f9"/>
    </style:style>
    <style:style style:name="T49" style:family="text">
      <style:text-properties officeooo:rsid="00417de9"/>
    </style:style>
    <style:style style:name="T50" style:family="text">
      <style:text-properties officeooo:rsid="0041ad0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49">LATIF Alexandre</text:span></text:p>
      <text:p text:style-name="P57"><text:span text:style-name="T49">VERGRIETE Marie</text:span></text:p>
      <text:p text:style-name="P57"><text:span text:style-name="T49">MATROUF </text:span><text:span text:style-name="T50">Mohamed-a</text:span><text:span text:style-name="T49">mine</text:span></text:p>
      <text:p text:style-name="P57"><text:span text:style-name="T49">HARKIOLAKIS Laurent</text:span></text:p>
      <text:p text:style-name="P57"><text:span text:style-name="T49">FRIGIERE Jérôme</text:span></text:p>
      <text:p text:style-name="P57"><text:span text:style-name="T49"/></text:p>
      <text:p text:style-name="P57"><text:span text:style-name="T49"/></text:p>
      <text:p text:style-name="P57"><text:span text:style-name="T49"/></text:p>
      <text:p text:style-name="P79">Cahier des charges</text:p>
      <text:p text:style-name="P8"/>
      <text:p text:style-name="P8"/>
      <text:p text:style-name="P87"/>
      <text:p text:style-name="P78"><text:span text:style-name="T21">SOMMAIRE</text:span></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51"><text:span text:style-name="T21"/></text:p>
      <text:p text:style-name="P51"><text:span text:style-name="T21">I – Objectif final</text:span></text:p>
      <text:p text:style-name="P51"><text:span text:style-name="T21">II – Fonctionnalités du produit</text:span></text:p>
      <text:p text:style-name="P51"><text:span text:style-name="T21">III – Contenu du programme</text:span></text:p>
      <text:p text:style-name="P51"><text:span text:style-name="T21">IV – Contenu des fichiers</text:span></text:p>
      <text:p text:style-name="P75"><text:span text:style-name="T21"><text:tab/></text:span><text:span text:style-name="T24">1 – MatCreuse.h</text:span></text:p>
      <text:p text:style-name="P75"><text:span text:style-name="T24"><text:tab/>2 – Matrice.h</text:span></text:p>
      <text:p text:style-name="P75"><text:span text:style-name="T24"><text:tab/>3 – MatCreuse.cpp</text:span></text:p>
      <text:p text:style-name="P75"><text:span text:style-name="T24"><text:tab/>4 – Matrice.cpp</text:span></text:p>
      <text:p text:style-name="P75"><text:span text:style-name="T24"><text:tab/>5 – Flux.cpp</text:span></text:p>
      <text:p text:style-name="P75"><text:span text:style-name="T24"><text:tab/>6 – Test.cpp</text:span></text:p>
      <text:p text:style-name="P75"><text:span text:style-name="T24"><text:tab/>7 – Main.cpp</text:span></text:p>
      <text:p text:style-name="P75"><text:span text:style-name="T24"><text:tab/></text:span><text:span text:style-name="T47">8 – Interface.cpp</text:span></text:p>
      <text:p text:style-name="P51"><text:span text:style-name="T21">V – Répartition du travail</text:span></text:p>
      <text:p text:style-name="P54"><text:span text:style-name="T21"><text:tab/></text:span><text:span text:style-name="T32">1 – Mat</text:span><text:span text:style-name="T33">rice Creuse</text:span></text:p>
      <text:p text:style-name="P76"><text:span text:style-name="T24"><text:tab/>2 – Matri</text:span><text:span text:style-name="T35">ce Pleine</text:span></text:p>
      <text:p text:style-name="P76"><text:span text:style-name="T24"><text:tab/>3 – </text:span><text:span text:style-name="T35">Main et Test</text:span></text:p>
      <text:p text:style-name="P76"><text:span text:style-name="T24"><text:tab/>4 – </text:span><text:span text:style-name="T35">Flux</text:span></text:p>
      <text:p text:style-name="P76"><text:span text:style-name="T35"><text:tab/>5- Interface</text:span></text:p>
      <text:p text:style-name="P51"><text:span text:style-name="T21">VI – Planning </text:span></text:p>
      <text:p text:style-name="P51"><text:span text:style-name="T21">VII – Procédure de test</text:span></text:p>
      <text:p text:style-name="P51"><text:span text:style-name="T21">VIII – Budget</text:span></text:p>
      <text:p text:style-name="P52"><text:span text:style-name="T22">IX – Règles de codage</text:span></text:p>
      <text:p text:style-name="P56"><text:span text:style-name="T22"><text:tab/></text:span><text:span text:style-name="T32">1 – </text:span><text:span text:style-name="T34">Règles générales sur les fichiers sources</text:span></text:p>
      <text:p text:style-name="P77"><text:span text:style-name="T24"><text:tab/>2 – </text:span><text:span text:style-name="T42">Règles générales de nommage des classes, variables et fonctions</text:span></text:p>
      <text:p text:style-name="P77"><text:span text:style-name="T24"><text:tab/>3 – </text:span><text:span text:style-name="T42">Règles spécifiques de nommage</text:span></text:p>
      <text:p text:style-name="P77"><text:span text:style-name="T24"><text:tab/>4 – </text:span><text:span text:style-name="T42">Organisation du code</text:span></text:p>
      <text:p text:style-name="P77"><text:span text:style-name="T35"><text:tab/>5 - <text:s/></text:span><text:span text:style-name="T42">Règles de programmation</text:span></text:p>
      <text:p text:style-name="P56"><text:span text:style-name="T22"/></text:p>
      <text:p text:style-name="P87"/>
      <text:p text:style-name="P68"><text:span text:style-name="T41">Préambule</text:span></text:p>
      <text:p text:style-name="P35"><text:span text:style-name="T41">Il est interdit d'utiliser notre programme dans des buts financier.</text:span></text:p>
      <text:p text:style-name="P35"><text:span text:style-name="T41">Notre équipe possède la propriété de ce programme, nous ne souhaitons pas le vendre.</text:span></text:p>
      <text:p text:style-name="P35"><text:span text:style-name="T41">Toute tentative de vol entraînera des poursuites judiciaires.</text:span></text:p>
      <text:p text:style-name="P63"><text:span text:style-name="T5"/></text:p>
      <text:p text:style-name="P63"><text:span text:style-name="T5">I - </text:span><text:span text:style-name="T2">Objectif final</text:span></text:p>
      <text:p text:style-name="P11">Notre composant logiciel permettra l'utilisation de matrice de très grandes tailles et pourra se greffer à divers logiciels.</text:p>
      <text:p text:style-name="P11">Il pourra être utilisé pour effectuer des calculs scientifiques et des traitements d'image par exemple.</text:p>
      <text:p text:style-name="P13"/>
      <text:p text:style-name="P71"><text:span text:style-name="T26">II - </text:span><text:span text:style-name="T25">Fonctionnalités du produit</text:span></text:p>
      <text:p text:style-name="P5">- Réaliser et manipuler des matrices de dimension supérieure ou égale à 1000</text:p>
      <text:p text:style-name="P4"><text:span text:style-name="T4">- Possibilités d'opérations arithmétiques telles que l'addition, la soustraction, la multiplication et la transposée sur les matrices </text:span><text:span text:style-name="T11">de valeurs entières</text:span><text:span text:style-name="T4"> créées grâce à une librairie fournie</text:span></text:p>
      <text:p text:style-name="P5">- Utilisation d'une calculette simple pour réaliser ces opérations</text:p>
      <text:p text:style-name="P8"/>
      <text:p text:style-name="P70"><text:span text:style-name="T26">III - </text:span><text:span text:style-name="T27">Contenu d</text:span><text:span text:style-name="T28">u programme</text:span></text:p>
      <text:p text:style-name="P14">- <text:span text:style-name="T23">Fichiers header :MatCreuse.h, Matrice.h</text:span></text:p>
      <text:p text:style-name="P60"><text:span text:style-name="T23">- Fichier c++ : MatCreuse.cpp, Matrice.cpp, flux.cpp, interface.cpp</text:span></text:p>
      <text:p text:style-name="P14">- Fichier main.<text:span text:style-name="T23">cpp</text:span></text:p>
      <text:p text:style-name="P15">- Fichier makefile</text:p>
      <text:p text:style-name="P9"/>
      <text:p text:style-name="P64"><text:span text:style-name="T24">I</text:span><text:span text:style-name="T21">V</text:span><text:span text:style-name="T14"> – Contenu des fichiers</text:span></text:p>
      <text:p text:style-name="P73"><text:span text:style-name="T14">1- MatriceCreuse.</text:span><text:span text:style-name="T15">h</text:span></text:p>
      <text:p text:style-name="P61"><text:span text:style-name="T14"/></text:p>
      <text:p text:style-name="P85"><text:span text:style-name="T14">On y trouve les </text:span><text:span text:style-name="T15">déclarations des</text:span><text:span text:style-name="T14"> fonctions liées à la classe MatCreuse, qui sont des matrices creuses, </text:span><text:span text:style-name="T15">qui sont les suivantes :</text:span></text:p>
      <text:p text:style-name="P85"><text:span text:style-name="T14">MatCreuse ::MatCreuse() : Constructeur de matrice vide</text:span></text:p>
      <text:p text:style-name="P85"><text:span text:style-name="T14">MatCreuse::MatCreuse(int L, int C) : Constructeur de matrice dont la taille est fournie et initialisée à NULL</text:span></text:p>
      <text:p text:style-name="P85"><text:span text:style-name="T14">MatCreuse::MatCreuse(MatCreuse &amp; A) : Constructeur de matrice par recopie</text:span></text:p>
      <text:p text:style-name="P85"><text:span text:style-name="T14">MatCreuse::~MatCreuse() : Destructeur de matrice</text:span></text:p>
      <text:p text:style-name="P85"><text:span text:style-name="T13">void MatCreuse ::lecture() : lit dans un fichier la matrice et la créé grâce aux constructeurs</text:span></text:p>
      <text:p text:style-name="P85"><text:span text:style-name="T13">void matCreuse ::ecriture() : écrit dans un fichier la matrice </text:span></text:p>
      <text:p text:style-name="P85"><text:span text:style-name="T14">float MatCreuse::valeur(int i, int j) : <text:s/>Retourne la valeur d'une case</text:span></text:p>
      <text:p text:style-name="P98"><text:span text:style-name="T14">CaseCreuse* MatCreuse::valeur_bis(int i,int j) : Retourne l'adresse de la case (i,j)</text:span></text:p>
      <text:p text:style-name="P98"><text:span text:style-name="T14">CaseCreuse* MatCreuse::valeur_pere_col(int i,int j) : Retourne l'adresse de la case située à gauche de la case (i,j)</text:span></text:p>
      <text:p text:style-name="P98"><text:span text:style-name="T14">CaseCreuse* MatCreuse::valeur_pere_ligne(int i,int j) : Retourne l'adresse de la case située au dessus de la case (i,j)</text:span></text:p>
      <text:p text:style-name="P98"><text:span text:style-name="T14">void MatCreuse::Affect(int i,int j,float v) : Affecte une valeur à la case (i,j)</text:span></text:p>
      <text:p text:style-name="P98"><text:span text:style-name="T14">MatCreuse MatCreuse::operator+(const MatCreuse &amp;B) : Retourne une matrice résultat de l'addition de 2 matrices</text:span></text:p>
      <text:p text:style-name="P98"><text:span text:style-name="T14">MatCreuse MatCreuse::operator</text:span><text:span text:style-name="T16">-</text:span><text:span text:style-name="T14">(const MatCreuse &amp;B) : Retourne une matrice résultat de </text:span><text:span text:style-name="T16">la soustraction</text:span><text:span text:style-name="T14"> de 2 matrices</text:span></text:p>
      <text:p text:style-name="P98"><text:span text:style-name="T14">MatCreuse MatCreuse::operator=(MatCreuse &amp;A) : Affecte une matrice à une autre</text:span></text:p>
      <text:p text:style-name="P98"><text:span text:style-name="T14">MatCreuse MatCreuse::operator*(MatCreuse &amp;A) : Retourne une matrice résultat de la multiplication de 2 matrices</text:span></text:p>
      <text:p text:style-name="P98"><text:soft-page-break/><text:span text:style-name="T14">void MatCreuse::Affiche() : Affiche la matrice </text:span></text:p>
      <text:p text:style-name="P85"><text:span text:style-name="T14">MatCreuse MatCreuse ::transposee() : Retourne la transposée d'une matrice</text:span></text:p>
      <text:p text:style-name="P61"><text:span text:style-name="T14"/></text:p>
      <text:p text:style-name="P73"><text:span text:style-name="T14">2- Matrice.</text:span><text:span text:style-name="T15">h</text:span></text:p>
      <text:p text:style-name="P61"><text:span text:style-name="T14">On y trouve les </text:span><text:span text:style-name="T15">déclarations des</text:span><text:span text:style-name="T14"> fonctions liées à la classe Matrice, qui sont des matrices pleines, </text:span><text:span text:style-name="T15">qui sont les suivantes :</text:span></text:p>
      <text:p text:style-name="P61"><text:span text:style-name="T14"/></text:p>
      <text:p text:style-name="P85"><text:span text:style-name="T17">Matrice::Matrice() : Constructeur de matrice vide</text:span></text:p>
      <text:p text:style-name="P85"><text:span text:style-name="T17">Matrice::Matrice(int x, int y) : </text:span><text:span text:style-name="T14">Constructeur de matrice dont la taille est fournie et initialisée à </text:span><text:span text:style-name="T17">0</text:span></text:p>
      <text:p text:style-name="P85"><text:span text:style-name="T17">Matrice::Matrice(Matrice &amp;A) : Constructeur de matrice par recopie</text:span></text:p>
      <text:p text:style-name="P85"><text:span text:style-name="T13">void Matrice::lecture() : lit dans un fichier la matrice et la créé grâce aux constructeurs</text:span></text:p>
      <text:p text:style-name="P85"><text:span text:style-name="T13">void Matrice::ecriture() : écrit dans un fichier la matrice </text:span></text:p>
      <text:p text:style-name="P85"><text:span text:style-name="T17">float Matrice::valeur(int i, int j) : Retourne la valeur d'une case</text:span></text:p>
      <text:p text:style-name="P98"><text:span text:style-name="T17">Matrice Matrice</text:span><text:span text:style-name="T14">::operator+(const </text:span><text:span text:style-name="T17">Matrice</text:span><text:span text:style-name="T14"> &amp;</text:span><text:span text:style-name="T17">A</text:span><text:span text:style-name="T14">) : Retourne une matrice résultat de l'addition de 2 matrices</text:span></text:p>
      <text:p text:style-name="P98"><text:span text:style-name="T17">Matrice Matrice</text:span><text:span text:style-name="T14">::operator</text:span><text:span text:style-name="T16">-</text:span><text:span text:style-name="T14">(const </text:span><text:span text:style-name="T17">Matrice</text:span><text:span text:style-name="T14"> &amp;</text:span><text:span text:style-name="T17">A</text:span><text:span text:style-name="T14">) : Retourne une matrice résultat de </text:span><text:span text:style-name="T16">la soustraction</text:span><text:span text:style-name="T14"> de 2 matrices</text:span></text:p>
      <text:p text:style-name="P98"><text:span text:style-name="T17">Matrice Matrice</text:span><text:span text:style-name="T14">::operator=(MatCreuse &amp;A) : Affecte une matrice à une autre</text:span></text:p>
      <text:p text:style-name="P98"><text:span text:style-name="T17">Matrice Matrice</text:span><text:span text:style-name="T14">::operator*(MatCreuse &amp;A) : Retourne une matrice résultat de la multiplication de 2 matrices</text:span></text:p>
      <text:p text:style-name="P98"><text:span text:style-name="T14">void </text:span><text:span text:style-name="T16">Matrice</text:span><text:span text:style-name="T14">::Affiche() : Affiche la matrice </text:span></text:p>
      <text:p text:style-name="P85"><text:span text:style-name="T16">Matrice Matrice</text:span><text:span text:style-name="T14"> ::transposee() : Retourne la transposée d'une matrice</text:span></text:p>
      <text:p text:style-name="P61"><text:span text:style-name="T14"/></text:p>
      <text:p text:style-name="P73"><text:span text:style-name="T18">3 -MatCreuse.cpp</text:span></text:p>
      <text:p text:style-name="P61"><text:span text:style-name="T18">On y trouve les fonctions préalablement déclarées dans MatCreuse.h outre les fonctions d'écriture et de lecture</text:span></text:p>
      <text:p text:style-name="P61"><text:span text:style-name="T18"/></text:p>
      <text:p text:style-name="P72"><text:span text:style-name="T18">4 – Matrice.cpp</text:span></text:p>
      <text:p text:style-name="P61"><text:span text:style-name="T18">On y trouve les fonctions préalablement déclarées dans Matrice.h outre les fonctions d'écriture et de lecture</text:span></text:p>
      <text:p text:style-name="P61"><text:span text:style-name="T18"/></text:p>
      <text:p text:style-name="P73"><text:span text:style-name="T18">5 – Flux.cpp</text:span></text:p>
      <text:p text:style-name="P61"><text:span text:style-name="T18">On y trouve les fonctions de lecture et d'écriture déclarées dans MatCreuse.h et Matrice.h</text:span></text:p>
      <text:p text:style-name="P61"><text:span text:style-name="T18"/></text:p>
      <text:p text:style-name="P73"><text:span text:style-name="T19">6 – Test</text:span></text:p>
      <text:p text:style-name="P61"><text:span text:style-name="T19">C'est dans ce fichier que sera écrite la fonction de test suivant la procédure de test établie </text:span><text:span text:style-name="T38">en VI</text:span><text:span text:style-name="T19">, sur des matrices de taille 1000*1000</text:span></text:p>
      <text:p text:style-name="P61"><text:span text:style-name="T19"/></text:p>
      <text:p text:style-name="P73"><text:span text:style-name="T19">7 – Main.cpp</text:span></text:p>
      <text:p text:style-name="P61"><text:span text:style-name="T20">C'est dans ce fichier que s</text:span><text:span text:style-name="T48">e trouve tous les appels des fonctions.</text:span></text:p>
      <text:p text:style-name="P31"><text:span text:style-name="T13"/></text:p>
      <text:p text:style-name="P74"><text:span text:style-name="T19">7 – </text:span><text:span text:style-name="T48">Interface</text:span><text:span text:style-name="T19">.cpp</text:span></text:p>
      <text:p text:style-name="P32"><text:span text:style-name="T48">C'est dans ce fichier qu'est codé l'interface graphique du programme.</text:span></text:p>
      <text:p text:style-name="P32"><text:span text:style-name="T48">Les interfaces graphiques n'étant pas abordées durant notre programme, il nous est difficile de savoir les fonctions qui y seront présentes à ce jour.</text:span></text:p>
      <text:p text:style-name="P9"/>
      <text:p text:style-name="P9"/>
      <text:p text:style-name="P63"><text:span text:style-name="T5">V - </text:span><text:span text:style-name="T2">Répartition du travail</text:span></text:p>
      <text:p text:style-name="P8"/>
      <text:p text:style-name="P16"><text:span text:style-name="T31">1 - </text:span>Matrice creuse</text:p>
      <text:p text:style-name="P1"><text:span text:style-name="T2">Responsable du travail :</text:span><text:span text:style-name="T1">Amine</text:span></text:p>
      <text:p text:style-name="P8"><text:soft-page-break/></text:p>
      <text:p text:style-name="P17">Le but de leur travail sera de coder dans son intégralité une matrice creuse et des fonctionnalités permettant différents calculs et actions.</text:p>
      <text:p text:style-name="P17">Pour se faire, ils vont coder une structure CaseCreuse et une classe MatCreuse.</text:p>
      <text:p text:style-name="P17">Il sera à terme possible d'effectuer des changements sur les valeurs d'une matrice ou sur celle d'une case d'une matrice. On pourra également effectuer des opérations mathématiques sur une matrice ou entre deux matrice et afficher la valeur d'une case ou une matrice entière.</text:p>
      <text:p text:style-name="P8"/>
      <text:p text:style-name="P2"><text:span text:style-name="T2">Pour effectuer leur travail, ils utiliseront</text:span><text:span text:style-name="T3"> </text:span><text:span text:style-name="T2">le C++ comme langage de programmation, la librairie iostream et auront deux fichiers : mat</text:span><text:span text:style-name="T37">Creuse</text:span><text:span text:style-name="T2">.cpp et mat</text:span><text:span text:style-name="T37">Creuse</text:span><text:span text:style-name="T2">.h</text:span></text:p>
      <text:p text:style-name="P17"/>
      <text:p text:style-name="P43"/>
      <text:p text:style-name="P12"/>
      <text:p text:style-name="P24"><text:span text:style-name="T31">2 - </text:span>Matrice pleine</text:p>
      <text:p text:style-name="P23"><text:span text:style-name="T2">Responsable du travail :</text:span><text:span text:style-name="T12"> Jérôme</text:span></text:p>
      <text:p text:style-name="P10"/>
      <text:p text:style-name="P18">Le but de leur travail sera de coder dans son intégralité une matrice <text:span text:style-name="T12">pleine</text:span> et des fonctionnalités permettant différents calculs et actions.</text:p>
      <text:p text:style-name="P18">Il sera à terme possible d'effectuer des changements sur les valeurs d'une matrice ou sur celle d'une case d'une matrice. On pourra également effectuer des opérations mathématiques sur une matrice ou entre deux matrice et afficher la valeur d'une case ou une matrice entière.</text:p>
      <text:p text:style-name="P10"/>
      <text:p text:style-name="P23"><text:span text:style-name="T2">Pour effectuer leur travail, ils utiliseront</text:span><text:span text:style-name="T3"> </text:span><text:span text:style-name="T2">le C++ comme langage de programmation, la librairie iostream et auront deux fichiers : mat</text:span><text:span text:style-name="T36">rice</text:span><text:span text:style-name="T2">.cpp et mat</text:span><text:span text:style-name="T36">rice</text:span><text:span text:style-name="T2">.h</text:span></text:p>
      <text:p text:style-name="P18"/>
      <text:p text:style-name="P44"/>
      <text:p text:style-name="P12"/>
      <text:p text:style-name="P16"><text:span text:style-name="T31">3 - </text:span>Calculette (main)</text:p>
      <text:p text:style-name="P19">Responsable du travail : Laurent Harkiolakis</text:p>
      <text:p text:style-name="P19"/>
      <text:p text:style-name="P3"><text:span text:style-name="T3">Le but du travail sera d'avoir une calculette permettant l'utilisation de toutes les fonctions </text:span><text:span text:style-name="T3">précédemment codées par Jérôme et Amine. </text:span></text:p>
      <text:p text:style-name="P19">Pour se faire il sera responsable de l'écriture du main et de l'appel des fonctions. Il devra de plus tester au fur et à mesure de l'avancée du code des matrices creuses les différentes fonctions et tester toutes les fonctionnalités pour vérifier qu'il n'y a aucun bug.</text:p>
      <text:p text:style-name="P19">Il utilisera pour se faire le C++ et la librairie iostream.</text:p>
      <text:p text:style-name="P19"/>
      <text:p text:style-name="P48"/>
      <text:p text:style-name="P16"><text:span text:style-name="T31">4 - </text:span>Flux</text:p>
      <text:p text:style-name="P1"><text:span text:style-name="T6">Responsable du travail : </text:span><text:span text:style-name="T1">Marie </text:span><text:span text:style-name="T6">Vergriete</text:span></text:p>
      <text:p text:style-name="P20">Le but du travail sera d'effectuer le lien entre le code des matrices creuses de Jérôme et Amine et des fichiers d'entrée contenant les matrices. Les résultats des opérations devront ensuite être écrits dans des fichiers de sortie.</text:p>
      <text:p text:style-name="P1"><text:span text:style-name="T1">les outils : </text:span><text:span text:style-name="T9">le langage de programmation C++ et la librairie fstream</text:span></text:p>
      <text:p text:style-name="P58"><text:span text:style-name="T1"/></text:p>
      <text:p text:style-name="P8"/>
      <text:p text:style-name="P8"/>
      <text:p text:style-name="P16"><text:span text:style-name="T31">5 - </text:span>Interface graphique</text:p>
      <text:p text:style-name="P1"><text:span text:style-name="T6">Responsable du travail : </text:span><text:span text:style-name="T1">Alex</text:span><text:span text:style-name="T6">andre Latif</text:span></text:p>
      <text:p text:style-name="P21">Dans une fenêtre pop up on pourra demander la création de matrices et choisir leur taille. On pourra ensuite choisir les opérations en cliquant sur les boutons correspondants (addition, multiplication, soustraction, transposée) et afficher les résultats.</text:p>
      <text:p text:style-name="P1"><text:soft-page-break/><text:span text:style-name="T8">Les outils utilisés pour se faire seront le</text:span><text:span text:style-name="T1"> </text:span><text:span text:style-name="T7">langage de programmation C++ </text:span><text:span text:style-name="T8">et</text:span><text:span text:style-name="T7"> </text:span><text:span text:style-name="T6">librairie QT</text:span></text:p>
      <text:p text:style-name="P22"/>
      <text:p text:style-name="P49"/>
      <text:p text:style-name="P62"/>
      <text:p text:style-name="P64"><text:span text:style-name="T21">VI – Planning</text:span></text:p>
      <text:p text:style-name="P80"><text:span text:style-name="T29">18/02/2015 :</text:span><text:span text:style-name="T22"> </text:span></text:p>
      <text:list xml:id="list6777462519732405997" text:style-name="L1">
        <text:list-item>
          <text:p text:style-name="P81"><text:span text:style-name="T22">Établissement du Cahier des Charges, </text:span></text:p>
        </text:list-item>
        <text:list-item>
          <text:p text:style-name="P81"><text:span text:style-name="T39">C</text:span><text:span text:style-name="T22">ode des différents constructeurs de MatCreuse </text:span><text:span text:style-name="T40">et Matrice</text:span><text:span text:style-name="T22">, </text:span><text:span text:style-name="T40">l</text:span><text:span text:style-name="T22">es fonctions d'accès, d'affectation de valeurs et d'affichage, </text:span></text:p>
        </text:list-item>
        <text:list-item>
          <text:p text:style-name="P81"><text:span text:style-name="T39">C</text:span><text:span text:style-name="T23">réation du fichier main.cpp</text:span></text:p>
        </text:list-item>
      </text:list>
      <text:p text:style-name="P80"><text:span text:style-name="T29"/></text:p>
      <text:p text:style-name="P80"><text:span text:style-name="T29">4/03/2015 :</text:span><text:span text:style-name="T22"> </text:span></text:p>
      <text:list xml:id="list1824627967727740638" text:style-name="L2">
        <text:list-item>
          <text:p text:style-name="P82"><text:span text:style-name="T36">Écriture</text:span><text:span text:style-name="T22"> des fonctions </text:span><text:span text:style-name="T23">opérateurs +, - , *, = sur les MatCreuses <text:s/></text:span></text:p>
        </text:list-item>
        <text:list-item>
          <text:p text:style-name="P82"><text:span text:style-name="T39">Établissement</text:span><text:span text:style-name="T23"> </text:span><text:span text:style-name="T36">de la procédure de test</text:span></text:p>
        </text:list-item>
        <text:list-item>
          <text:p text:style-name="P82"><text:span text:style-name="T39">Commencement de la recherche sur le fonctionnement des interfaces graphiques</text:span></text:p>
        </text:list-item>
        <text:list-item>
          <text:p text:style-name="P83"><text:span text:style-name="T40">Écriture du fichier Test.cpp</text:span></text:p>
        </text:list-item>
      </text:list>
      <text:p text:style-name="P61"><text:span text:style-name="T29"/></text:p>
      <text:p text:style-name="P61"><text:span text:style-name="T29">18/03/2015 :</text:span><text:span text:style-name="T22"> </text:span></text:p>
      <text:list xml:id="list8604289075677872163" text:style-name="L3">
        <text:list-item>
          <text:p text:style-name="P84"><text:span text:style-name="T40">Écriture du fichier Flux.cpp</text:span></text:p>
        </text:list-item>
        <text:list-item>
          <text:p text:style-name="P84"><text:span text:style-name="T40">Recherche sur le fonctionnement des interfaces graphiques</text:span></text:p>
        </text:list-item>
        <text:list-item>
          <text:p text:style-name="P84"><text:span text:style-name="T40">Optimisation des fonctions des fichiers MatCreuse.cpp et Matrice.cpp</text:span></text:p>
        </text:list-item>
      </text:list>
      <text:p text:style-name="P26"/>
      <text:p text:style-name="P25"><text:span text:style-name="T40">01/04/2015 :</text:span></text:p>
      <text:list xml:id="list8191731609165708060" text:style-name="L6">
        <text:list-item>
          <text:p text:style-name="P45"><text:span text:style-name="T40">Réécriture des fichiers MatCreuse pour utiliser la structure de donnée map</text:span></text:p>
        </text:list-item>
        <text:list-item>
          <text:p text:style-name="P45"><text:span text:style-name="T40">Écriture de commentaires sur les fichiers</text:span></text:p>
        </text:list-item>
        <text:list-item>
          <text:p text:style-name="P45"><text:span text:style-name="T40">Écriture de interface.cpp</text:span></text:p>
        </text:list-item>
      </text:list>
      <text:p text:style-name="P26"/>
      <text:p text:style-name="P25"><text:span text:style-name="T40">08/04/2015 :</text:span></text:p>
      <text:list xml:id="list7646353394045660937" text:style-name="L7">
        <text:list-item>
          <text:p text:style-name="P46"><text:span text:style-name="T40">Écriture de interface.cpp</text:span></text:p>
        </text:list-item>
      </text:list>
      <text:p text:style-name="P27"><text:span text:style-name="T30"/></text:p>
      <text:p text:style-name="P27"><text:span text:style-name="T30">05</text:span><text:span text:style-name="T29">/0</text:span><text:span text:style-name="T30">5</text:span><text:span text:style-name="T29">/2015 :</text:span><text:span text:style-name="T22"> </text:span></text:p>
      <text:list xml:id="list5237023475513037495" text:style-name="L5">
        <text:list-item>
          <text:p text:style-name="P29"><text:span text:style-name="T40">Début des phases de test </text:span></text:p>
        </text:list-item>
      </text:list>
      <text:p text:style-name="P26"/>
      <text:p text:style-name="P27"><text:span text:style-name="T30">12</text:span><text:span text:style-name="T29">/0</text:span><text:span text:style-name="T30">5</text:span><text:span text:style-name="T29">/2015 : </text:span></text:p>
      <text:list xml:id="list8935836977994391821" text:style-name="L8">
        <text:list-item>
          <text:p text:style-name="P47"><text:span text:style-name="T40">Modification et amélioration des fichiers selon les résultats de la phase de test</text:span></text:p>
        </text:list-item>
      </text:list>
      <text:p text:style-name="P27"><text:span text:style-name="T30"/></text:p>
      <text:p text:style-name="P27"><text:span text:style-name="T30">29</text:span><text:span text:style-name="T29">/0</text:span><text:span text:style-name="T30">5</text:span><text:span text:style-name="T29">/2015 :</text:span><text:span text:style-name="T22"> </text:span></text:p>
      <text:list xml:id="list9080243390791071243" text:style-name="L4">
        <text:list-item>
          <text:p text:style-name="P28"><text:span text:style-name="T40">Rendu du projet</text:span></text:p>
        </text:list-item>
      </text:list>
      <text:p text:style-name="P61"><text:span text:style-name="T10"/></text:p>
      <text:p text:style-name="P55"/>
      <text:p text:style-name="P8"/>
      <text:p text:style-name="P65">V<text:span text:style-name="T24">II</text:span> – Procédure de test</text:p>
      <text:p text:style-name="P6">1 - Génération de trois matrices de même taille</text:p>
      <text:p text:style-name="P6">2 - Affichage des matrices</text:p>
      <text:p text:style-name="P7">Pour les étapes 3 à 6, on répétera chaque étape quatre fois pour tester lors de la seconde opération tous les opérateurs arithmétiques</text:p>
      <text:p text:style-name="P6">3 – Addition des matrices 1 et 2, affichage du résultat puis test d'une opération arithmétique du résultat et de la matrice 3 et affichage final</text:p>
      <text:p text:style-name="P6">4 - <text:s/>Soustraction des matrices 1 et 2, affichage du résultat puis test d'une opération arithmétique du <text:soft-page-break/>résultat et de la matrice 3 et affichage final</text:p>
      <text:p text:style-name="P6">5 - <text:s/>Multiplication des matrices 1 et 2, affichage du résultat puis test d'une opération arithmétique du résultat et de la matrice 3 et affichage final</text:p>
      <text:p text:style-name="P6">6 - <text:s/>Transposée des matrices 1 et 2, affichage du résultat puis test d'une opération arithmétique du résultat et de la matrice 3 et affichage final</text:p>
      <text:p text:style-name="P6">7 – On répète les étapes 3 à 6 en utilisant dans la première opération les matrice 2 et 3 et la matrice 1 dans la seconde</text:p>
      <text:p text:style-name="P6"/>
      <text:p text:style-name="P33"><text:span text:style-name="T21"/></text:p>
      <text:p text:style-name="P33"><text:span text:style-name="T21"/></text:p>
      <text:p text:style-name="P66"><text:span text:style-name="T41">VIII – Budget</text:span></text:p>
      <text:p text:style-name="P34"><text:span text:style-name="T41">Nous sommes des développeurs OpenSource, le programme est accessible à tous gratuitement.</text:span></text:p>
      <text:p text:style-name="P34"><text:span text:style-name="T41"/></text:p>
      <text:p text:style-name="P67"><text:span text:style-name="T42">IV – Règles de codage</text:span></text:p>
      <text:p text:style-name="P86"/>
      <text:h text:style-name="P99" text:outline-level="2">1- Règles générales sur les fichiers sources</text:h>
      <text:list xml:id="list1117016724644582114" text:style-name="L10">
        <text:list-item>
          <text:p text:style-name="P36">Les noms ne contiennent que des caractères ASCII sans accents ou autres caractères latins.</text:p>
        </text:list-item>
        <text:list-item>
          <text:p text:style-name="P36">Le nom du fichier d’entête (.H) est le même que le nom du fichier de la classe (.CPP) qu’il définit. Ce nom est identique au nom de la classe.</text:p>
        </text:list-item>
      </text:list>
      <text:p text:style-name="P37"/>
      <text:h text:style-name="P99" text:outline-level="2">2-Règles générales de nommage des classes, variables et fonctions :</text:h>
      <text:list xml:id="list6909775390735679287" text:style-name="L19">
        <text:list-item>
          <text:p text:style-name="P38">Eviter les noms similaires ou se différenciant par l’utilisation des majuscules et minuscules.</text:p>
        </text:list-item>
        <text:list-item>
          <text:p text:style-name="P38">Il est important de choisir des noms explicites qui décrivent facilement la donnée ou la fonctionnalité. Il n'est pas utile de se limiter dans la taille des noms.</text:p>
        </text:list-item>
        <text:list-item>
          <text:p text:style-name="P38">Eviter les noms trop courts, excepté pour les variables locales ou les indices de boucle.</text:p>
        </text:list-item>
      </text:list>
      <text:p text:style-name="P37"/>
      <text:h text:style-name="P100" text:outline-level="2">3-Règles spécifiques de nommage :</text:h>
      <text:h text:style-name="P103" text:outline-level="3"><text:span text:style-name="T43"><text:s text:c="4"/></text:span><text:span text:style-name="T44">3.1 – Les noms des variables et fonctions</text:span></text:h>
      <text:list xml:id="list4431651386488601414" text:style-name="L20">
        <text:list-item>
          <text:list>
            <text:list-item>
              <text:p text:style-name="P91">« Camel Case » Le nom de la variable est composé de plusieurs mots la définissant. La première lettre du nom est en minuscule. La première lettre de chaque mot est en majuscule, les autres en minuscule.</text:p>
            </text:list-item>
          </text:list>
        </text:list-item>
      </text:list>
      <text:h text:style-name="P103" text:outline-level="3"><text:span text:style-name="T43"><text:s text:c="4"/>3</text:span><text:span text:style-name="T44">.2 – Les noms des class, typdef et enum</text:span></text:h>
      <text:list xml:id="list710448112" text:continue-numbering="true" text:style-name="L20">
        <text:list-item>
          <text:list>
            <text:list-item>
              <text:p text:style-name="P91">Le nom d'une classe (et par extension des typdef et enum) respecte les mêmes règles que celles des variables à la différence près que la première lettre du nom est en majuscule. De la même façon, la déclaration d'un objet au sein du code (i.e. non pas comme une donnée membre d’une autre classe) respectera ces règles.</text:p>
            </text:list-item>
          </text:list>
        </text:list-item>
      </text:list>
      <text:p text:style-name="P92"/>
      <text:h text:style-name="P101" text:outline-level="2"><text:soft-page-break/>4-Organisation du code :</text:h>
      <text:h text:style-name="P103" text:outline-level="3"><text:span text:style-name="T45"><text:s text:c="4"/>4.1 - </text:span><text:span text:style-name="T43">Fichiers d'entêtes</text:span></text:h>
      <text:list xml:id="list4918280048421898281" text:style-name="L21">
        <text:list-item>
          <text:list>
            <text:list-item>
              <text:p text:style-name="P89">4.1.1 – Unicité d'inclusion</text:p>
              <text:list>
                <text:list-header>
                  <text:p text:style-name="P93">Tout fichier d’entête vérifie l’unicité de son inclusion. C'est-à-dire que la totalité du fichier est englobée par une directive portant sur un indicateur unique (en général le nom du fichier avec son extension).</text:p>
                </text:list-header>
              </text:list>
            </text:list-item>
            <text:list-item>
              <text:p text:style-name="P89">4.1.2 – Report d'inclusion</text:p>
              <text:list>
                <text:list-header>
                  <text:p text:style-name="P93">Eviter, et pour cela il faut le vérifier systématiquement, les inclusions inutiles, surtout dans les fichiers d’entêtes. Une classe utilisée dans une autre classe verra sa définition faite par une inclusion au niveau du fichier source (.CPP) et non au niveau du fichier d’entête de la classe appelante. Excepté pour les classes de dérivation.</text:p>
                </text:list-header>
              </text:list>
            </text:list-item>
            <text:list-item>
              <text:p text:style-name="P89">4.1.3 Unicité de définition</text:p>
              <text:list>
                <text:list-item>
                  <text:p text:style-name="P93">Dans la mesure du possible, chaque fichier d’entête ne contient la définition que d’une seule classe.</text:p>
                </text:list-item>
                <text:list-item>
                  <text:p text:style-name="P93">Les fonctions qui y sont définies ne concernent que la classe du fichier d’entête.</text:p>
                </text:list-item>
                <text:list-item>
                  <text:p text:style-name="P93">Les typedef et enum qui y sont définis ne sont utilisés que par la classe du fichier d’entête.</text:p>
                </text:list-item>
              </text:list>
            </text:list-item>
          </text:list>
        </text:list-item>
      </text:list>
      <text:h text:style-name="P104" text:outline-level="3"><text:s text:c="4"/>4.2 - Règles d’indentation et positionnement des accolades :</text:h>
      <text:list xml:id="list5668870207880810908" text:style-name="L22">
        <text:list-item>
          <text:p text:style-name="P94">On utilise des tabulations et non pas des espaces pour indenter le code. </text:p>
        </text:list-item>
        <text:list-item>
          <text:p text:style-name="P94">On ne doit pas écrire deux instructions sur la même ligne. </text:p>
        </text:list-item>
        <text:list-item>
          <text:p text:style-name="P94">Chaque caractère { ou } doit être seul sur sa ligne (aux caractères séparateurs près). </text:p>
        </text:list-item>
        <text:list-item>
          <text:p text:style-name="P94">Deux instructions de même niveau dans un même bloc doivent commencer sur des colonnes de même numéro. Ces instructions doivent être décalées vers la droite d'un même nombre de colonnes, par rapport aux délimiteurs de bloc { et }. </text:p>
        </text:list-item>
        <text:list-item>
          <text:p text:style-name="P94">Les deux délimiteurs { et } d'un même bloc doivent se situer sur des colonnes de même numéro.</text:p>
        </text:list-item>
      </text:list>
      <text:h text:style-name="P103" text:outline-level="3"><text:span text:style-name="T43"><text:s text:c="4"/></text:span><text:span text:style-name="T45">4.3 – Syntaxe des commentaires</text:span></text:h>
      <text:list xml:id="list4840074536318385474" text:style-name="L23">
        <text:list-item>
          <text:p text:style-name="P95">Les commentaires dans le code sont définis avant l'instruction ou la suite d'instructions qu'ils renseignent et respecte le même alignement que celles-ci. </text:p>
        </text:list-item>
        <text:list-item>
          <text:p text:style-name="P95">D’autres directives de documentation existent au sein de DOXYGEN et pourront être utilisées, notamment des commandes de mise en forme et de spécification de type de documentation, utilisées lors de la génération du code HTML correspondant (ou autres formats gérés par DOXYGEN).</text:p>
        </text:list-item>
      </text:list>
      <text:p text:style-name="P39"/>
      <text:h text:style-name="P102" text:outline-level="2"><text:soft-page-break/>5 - Règles de programmation :</text:h>
      <text:h text:style-name="P104" text:outline-level="3"><text:s text:c="4"/>5.1 - Remarques générales</text:h>
      <text:list xml:id="list7353700729847511639" text:style-name="L24">
        <text:list-item>
          <text:list>
            <text:list-header>
              <text:p text:style-name="P40">Les sections public, protected et private d'une classe devraient être déclarées dans cet ordre. Dans chaque section, les déclarations de type enum, struct ou class devraient apparaître au dessus.</text:p>
            </text:list-header>
          </text:list>
        </text:list-item>
      </text:list>
      <text:h text:style-name="P104" text:outline-level="3"><text:s text:c="4"/>5.2 – Fractionnement du code</text:h>
      <text:list xml:id="list1850177457696586092" text:style-name="L25">
        <text:list-header>
          <text:p text:style-name="P41">Fractionner au maximum le code par des imbrications de fonctions. La réutilisabilité du code doit être le maitre mot de la méthode de travail utilisée.</text:p>
        </text:list-header>
      </text:list>
      <text:p text:style-name="P42"/>
      <text:p text:style-name="P42"/>
      <text:h text:style-name="P103" text:outline-level="3"><text:span text:style-name="T45"><text:s text:c="4"/></text:span><text:span text:style-name="T46">5.3 – Déclaration des variables </text:span></text:h>
      <text:list xml:id="list8672306754609910981" text:style-name="L26">
        <text:list-item>
          <text:p text:style-name="P96">Déclarer chaque variable avec la plus petite portée possible et si possible les initialiser lors de leur déclaration. En C++, puisque le langage le permet, il est préférable de déclarer les variables au plus proche de leur utilisation et non pas en début de code. </text:p>
        </text:list-item>
        <text:list-item>
          <text:p text:style-name="P96">De ce fait, les variables globales sont à éviter, car leurs changements de valeur sont </text:p>
        </text:list-item>
        <text:list-item>
          <text:p text:style-name="P96">souvent difficiles à tracer et donc source d’erreurs. Au besoin, encapsuler ces variables dans une classe ou dans un namespace. </text:p>
        </text:list-item>
        <text:list-item>
          <text:p text:style-name="P96">Eviter <text:s/>les ensembles de déclaration de variables</text:p>
        </text:list-item>
      </text:list>
      <text:h text:style-name="P103" text:outline-level="3"><text:span text:style-name="T45"><text:s text:c="4"/></text:span><text:span text:style-name="T46">5.4 – Utilisation des objets</text:span></text:h>
      <text:list xml:id="list2475689146997658996" text:style-name="L27">
        <text:list-item>
          <text:p text:style-name="P90">5.4.1 – Constructeur et destructeur</text:p>
          <text:list>
            <text:list-item>
              <text:p text:style-name="P97">Il faut toujours déclarer le constructeur et le destructeur d’un objet, même si aucune action n’est requise. Une classe de base, publique, doit avoir un destructeur virtuel public ou un destructeur protégé.</text:p>
            </text:list-item>
          </text:list>
        </text:list-item>
        <text:list-item>
          <text:p text:style-name="P90">5.4.2 – Notion de portée </text:p>
          <text:list>
            <text:list-item>
              <text:p text:style-name="P97">Toujours déclarer les données membres en private et les méthodes en protected au tant que possible. Ce qui permet de faciliter les modifications des données membres et/ou méthodes et de fournir une interface uniforme à l'objet. Eviter l'utilisation des déclarations de type friend car elles sont symptomatiques d’une mauvaise conception et elles cassent l'encapsulation.</text:p>
            </text:list-item>
          </text:list>
        </text:list-item>
        <text:list-item>
          <text:p text:style-name="P90">5.4.3 – La copie d’objets</text:p>
          <text:list>
            <text:list-item>
              <text:p text:style-name="P97">Pour améliorer l'exécution, on ne doit pas copier un objet à moins qu'il soit nécessaire de le faire. Il est possible d'éviter la copie en employant des pointeurs et des références sur les objets, mais alors il faut, à la place s’inquiéter de la vie des objets.</text:p>
            </text:list-item>
          </text:list>
        </text:list-item>
        <text:list-item>
          <text:p text:style-name="P90">5.4.4 – Passage de paramètres</text:p>
          <text:list>
            <text:list-item>
              <text:p text:style-name="P97">Un objet passé en paramètre d’une fonction doit toujours l’être par référence. Un pointeur est utilisé si la fonction doit modifier l’objet</text:p>
            </text:list-item>
          </text:list>
        </text:list-item>
        <text:list-item>
          <text:p text:style-name="P90"><text:soft-page-break/>5.4.5 – Paramètres de retour</text:p>
          <text:list>
            <text:list-item>
              <text:p text:style-name="P88"><text:span text:style-name="T42">Les fonctions et méthodes ne doivent jamais retourner un pointeur ou une référence vers une variable locale en dehors de la portée dans laquelle elles sont déclarées : Le renvoi d'un pointeur ou d'une référence à une variable locale est toujours erroné parce qu'il donne à l'utilisateur un indicateur sur un objet qui n'existe plu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OpenSymbol" svg:font-family="OpenSymbol"/>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rgriete Marie</meta:initial-creator>
    <meta:creation-date>2015-03-04T16:23:53</meta:creation-date>
    <dc:date>2015-03-30T15:36:38</dc:date>
    <dc:creator>Vergriete Marie</dc:creator>
    <meta:editing-duration>PT3H31M10S</meta:editing-duration>
    <meta:editing-cycles>54</meta:editing-cycles>
    <meta:generator>LibreOffice/4.0.2.2$Linux_x86 LibreOffice_project/400m0$Build-2</meta:generator>
    <meta:document-statistic meta:table-count="0" meta:image-count="0" meta:object-count="0" meta:page-count="10" meta:paragraph-count="212" meta:word-count="2520" meta:character-count="15759" meta:non-whitespace-character-count="13369"/>
  </office:meta>
</office:document-meta>
</file>